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3cm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none" style:country-asian="none" style:font-style-asian="normal" style:font-weight-asian="normal" style:font-family-complex="Lucidasans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text-indent="0cm"/>
      <style:text-properties fo:font-size="6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.25cm" svg:x="6.935cm" svg:y="2.885cm">
          <text:p/>
        </draw:rect>
        <draw:rect draw:style-name="gr1" draw:text-style-name="P1" draw:layer="layout" svg:width="2cm" svg:height="0.75cm" svg:x="6.935cm" svg:y="1.885cm">
          <text:p/>
        </draw:rect>
        <draw:g>
          <draw:circle draw:style-name="gr2" draw:text-style-name="P2" draw:layer="layout" svg:width="0.5cm" svg:height="0.5cm" svg:x="5.701cm" svg:y="2.985cm">
            <text:p/>
          </draw:circle>
          <draw:line draw:style-name="gr3" draw:text-style-name="P2" draw:layer="layout" svg:x1="6.201cm" svg:y1="3.235cm" svg:x2="6.951cm" svg:y2="3.235cm">
            <text:p/>
          </draw:line>
        </draw:g>
        <draw:g>
          <draw:circle draw:style-name="gr4" draw:text-style-name="P2" draw:layer="layout" svg:width="0.5cm" svg:height="0.5cm" svg:x="5.685cm" svg:y="1.985cm">
            <text:p/>
          </draw:circle>
          <draw:line draw:style-name="gr5" draw:text-style-name="P2" draw:layer="layout" svg:x1="6.185cm" svg:y1="2.235cm" svg:x2="6.935cm" svg:y2="2.235cm">
            <text:p/>
          </draw:line>
        </draw:g>
        <draw:g>
          <draw:circle draw:style-name="gr6" draw:text-style-name="P2" draw:layer="layout" svg:width="0.5cm" svg:height="0.5cm" svg:x="5.985cm" svg:y="4.285cm">
            <text:p/>
          </draw:circle>
          <draw:line draw:style-name="gr7" draw:text-style-name="P2" draw:layer="layout" svg:x1="6.485cm" svg:y1="4.535cm" svg:x2="6.935cm" svg:y2="4.535cm">
            <text:p/>
          </draw:line>
        </draw:g>
        <draw:frame draw:style-name="gr8" draw:text-style-name="P3" draw:layer="layout" svg:width="1.687cm" svg:height="0.489cm" svg:x="5.045cm" svg:y="1.618cm">
          <draw:text-box>
            <text:p text:style-name="P3">ServerHome</text:p>
          </draw:text-box>
        </draw:frame>
        <draw:frame draw:style-name="gr8" draw:text-style-name="P3" draw:layer="layout" svg:width="1.129cm" svg:height="0.489cm" svg:x="5.389cm" svg:y="2.618cm">
          <draw:text-box>
            <text:p text:style-name="P3">Server</text:p>
          </draw:text-box>
        </draw:frame>
        <draw:frame draw:style-name="gr8" draw:text-style-name="P3" draw:layer="layout" svg:width="1.027cm" svg:height="0.489cm" svg:x="5.735cm" svg:y="3.882cm">
          <draw:text-box>
            <text:p text:style-name="P3">Login</text:p>
          </draw:text-box>
        </draw:frame>
        <draw:frame draw:style-name="gr8" draw:text-style-name="P4" draw:layer="layout" svg:width="1.967cm" svg:height="0.569cm" svg:x="6.901cm" svg:y="2.951cm">
          <draw:text-box>
            <text:p text:style-name="P4">Component</text:p>
          </draw:text-box>
        </draw:frame>
        <draw:frame draw:style-name="gr8" draw:text-style-name="P4" draw:layer="layout" svg:width="1.26cm" svg:height="0.569cm" svg:x="7.318cm" svg:y="1.944cm">
          <draw:text-box>
            <text:p text:style-name="P4">Home</text:p>
          </draw:text-box>
        </draw:frame>
        <draw:custom-shape draw:style-name="gr9" draw:text-style-name="P1" draw:layer="layout" svg:width="1.134cm" svg:height="0.933cm" svg:x="7.401cm" svg:y="4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6.951cm" svg:y1="4.535cm" svg:x2="7.4cm" svg:y2="4.5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6-09-04T21:00:10</meta:creation-date>
    <dc:creator>Egon Teiniker</dc:creator>
    <dc:date>2006-09-06T13:18:34</dc:date>
    <dc:language>en-US</dc:language>
    <meta:editing-cycles>10</meta:editing-cycles>
    <meta:editing-duration>PT2H4M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